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fb61" officeooo:paragraph-rsid="0000fb61"/>
    </style:style>
    <style:style style:name="P2" style:family="paragraph" style:parent-style-name="Standard" style:list-style-name="L4">
      <style:text-properties officeooo:rsid="0000fb61" officeooo:paragraph-rsid="0000fb61"/>
    </style:style>
    <style:style style:name="P3" style:family="paragraph" style:parent-style-name="Standard" style:list-style-name="L5">
      <style:text-properties officeooo:rsid="0000fb61" officeooo:paragraph-rsid="0000fb61"/>
    </style:style>
    <style:style style:name="P4" style:family="paragraph" style:parent-style-name="Standard" style:list-style-name="L7">
      <style:text-properties officeooo:rsid="0000fb61" officeooo:paragraph-rsid="0000fb61"/>
    </style:style>
    <style:style style:name="P5" style:family="paragraph" style:parent-style-name="Standard" style:list-style-name="L8">
      <style:text-properties officeooo:rsid="0000fb61" officeooo:paragraph-rsid="0000fb61"/>
    </style:style>
    <style:style style:name="P6" style:family="paragraph" style:parent-style-name="Standard" style:list-style-name="L9">
      <style:text-properties officeooo:rsid="0000fb61" officeooo:paragraph-rsid="0000fb61"/>
    </style:style>
    <style:style style:name="P7" style:family="paragraph" style:parent-style-name="Standard" style:list-style-name="L10">
      <style:text-properties officeooo:rsid="0000fb61" officeooo:paragraph-rsid="0000fb61"/>
    </style:style>
    <style:style style:name="P8" style:family="paragraph" style:parent-style-name="Standard" style:list-style-name="L11">
      <style:text-properties officeooo:rsid="0000fb61" officeooo:paragraph-rsid="0000fb61"/>
    </style:style>
    <style:style style:name="P9" style:family="paragraph" style:parent-style-name="Standard" style:list-style-name="L12">
      <style:text-properties officeooo:rsid="0000fb61" officeooo:paragraph-rsid="0000fb61"/>
    </style:style>
    <style:style style:name="P10" style:family="paragraph" style:parent-style-name="Standard" style:list-style-name="L13">
      <style:text-properties officeooo:rsid="0000fb61" officeooo:paragraph-rsid="0000fb61"/>
    </style:style>
    <style:style style:name="P11" style:family="paragraph" style:parent-style-name="Standard" style:list-style-name="L14">
      <style:text-properties officeooo:rsid="0000fb61" officeooo:paragraph-rsid="0000fb61"/>
    </style:style>
    <style:style style:name="P12" style:family="paragraph" style:parent-style-name="Standard" style:list-style-name="L15">
      <style:text-properties officeooo:rsid="0000fb61" officeooo:paragraph-rsid="0000fb61"/>
    </style:style>
    <style:style style:name="P13" style:family="paragraph" style:parent-style-name="Standard" style:list-style-name="L16">
      <style:text-properties officeooo:rsid="0000fb61" officeooo:paragraph-rsid="0000fb61"/>
    </style:style>
    <style:style style:name="P14" style:family="paragraph" style:parent-style-name="Standard">
      <style:text-properties officeooo:paragraph-rsid="0000fb61"/>
    </style:style>
    <style:style style:name="P15" style:family="paragraph" style:parent-style-name="Standard" style:list-style-name="L3">
      <style:text-properties officeooo:paragraph-rsid="0000fb61"/>
    </style:style>
    <style:style style:name="P16" style:family="paragraph" style:parent-style-name="Standard">
      <style:text-properties fo:font-size="16pt" officeooo:rsid="0000fb61" officeooo:paragraph-rsid="0000fb61" style:font-size-asian="16pt" style:font-size-complex="16pt"/>
    </style:style>
    <style:style style:name="T1" style:family="text">
      <style:text-properties officeooo:rsid="0000fb6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6">CORRIGENDA</text:p>
      <text:p text:style-name="P1"/>
      <text:p text:style-name="P14"><text:span text:style-name="T1">1. Sobre HTML, selecione a definição certa:</text:span></text:p>
      <text:list text:style-name="L3">
        <text:list-item>
          <text:p text:style-name="P15"><text:span text:style-name="T1"><text:s text:c="5"/>1.1_ Html é uma linguagem de programação de estilos</text:span></text:p>
        </text:list-item>
      </text:list>
      <text:list text:style-name="L4">
        <text:list-item>
          <text:p text:style-name="P2"><text:s text:c="5"/>1.2_ Html é uma linguagem de marcação de hipertextos</text:p>
        </text:list-item>
      </text:list>
      <text:list text:style-name="L5">
        <text:list-item>
          <text:p text:style-name="P3"><text:s text:c="5"/>1.3_ Html é uma linguagem de sites</text:p>
        </text:list-item>
        <text:list-item>
          <text:p text:style-name="P3"><text:s text:c="5"/>1.4_ Html é uma linguagem de criação de estilos do site</text:p>
        </text:list-item>
      </text:list>
      <text:p text:style-name="P1"/>
      <text:p text:style-name="P1">2. Diz o que entendes sobre CSS:</text:p>
      <text:list text:style-name="L7">
        <text:list-item>
          <text:p text:style-name="P4">Entendo que é a estrutura do site</text:p>
        </text:list-item>
        <text:list-item>
          <text:p text:style-name="P4">É o CSS que no permite adicionar as tags do site</text:p>
        </text:list-item>
        <text:list-item>
          <text:p text:style-name="P4">CSS permite criar o site</text:p>
        </text:list-item>
      </text:list>
      <text:list text:style-name="L8">
        <text:list-item>
          <text:p text:style-name="P5">É uma folha de estilo em cascata</text:p>
        </text:list-item>
      </text:list>
      <text:p text:style-name="P1"/>
      <text:p text:style-name="P1">3. Qual dos comandos SQL é usado para selecionar dados da tabela :</text:p>
      <text:list text:style-name="L9">
        <text:list-item>
          <text:p text:style-name="P6">Select * from nomeTabela</text:p>
        </text:list-item>
      </text:list>
      <text:list text:style-name="L10">
        <text:list-item>
          <text:p text:style-name="P7">describe nomeTabela</text:p>
        </text:list-item>
        <text:list-item>
          <text:p text:style-name="P7">use nomeTabela</text:p>
        </text:list-item>
        <text:list-item>
          <text:p text:style-name="P7">select all nomeTabela</text:p>
        </text:list-item>
      </text:list>
      <text:p text:style-name="P1"/>
      <text:p text:style-name="P1">4. Qual das sintaxe é valida para criação de variáveis em PHP:</text:p>
      <text:list text:style-name="L11">
        <text:list-item>
          <text:p text:style-name="P8">&amp;Nome</text:p>
        </text:list-item>
        <text:list-item>
          <text:p text:style-name="P8">varchar Nome</text:p>
        </text:list-item>
      </text:list>
      <text:list text:style-name="L12">
        <text:list-item>
          <text:p text:style-name="P9">$Nome</text:p>
        </text:list-item>
      </text:list>
      <text:list text:style-name="L13">
        <text:list-item>
          <text:p text:style-name="P10">var Nome</text:p>
        </text:list-item>
      </text:list>
      <text:p text:style-name="P1"/>
      <text:p text:style-name="P1">5. Qual tag é usada para adicionar quebra de linha em HTML:</text:p>
      <text:list text:style-name="L14">
        <text:list-item>
          <text:p text:style-name="P11">&lt;newLine&gt;</text:p>
        </text:list-item>
      </text:list>
      <text:list text:style-name="L15">
        <text:list-item>
          <text:p text:style-name="P12">&lt;br&gt;</text:p>
        </text:list-item>
      </text:list>
      <text:list text:style-name="L16">
        <text:list-item>
          <text:p text:style-name="P13">&lt;tr&gt;</text:p>
        </text:list-item>
        <text:list-item>
          <text:p text:style-name="P13">&lt;break&gt;</text:p>
        </text:list-item>
      </text:list>
      <text:p text:style-name="P1"/>
      <text:p text:style-name="P1"/>
      <text:p text:style-name="P1">QUOTAÇÃO:</text:p>
      <text:p text:style-name="P1"/>
      <text:p text:style-name="P1">1- 4VALORES</text:p>
      <text:p text:style-name="P1">2- 4VALORES</text:p>
      <text:p text:style-name="P1">3- 4VALORES</text:p>
      <text:p text:style-name="P1">4- 4VALORES</text:p>
      <text:p text:style-name="P1">5- 4VALO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3:43:50.132943941</meta:creation-date>
    <dc:date>2024-06-30T00:14:53.920287279</dc:date>
    <meta:editing-duration>PT31M6S</meta:editing-duration>
    <meta:editing-cycles>1</meta:editing-cycles>
    <meta:document-statistic meta:table-count="0" meta:image-count="0" meta:object-count="0" meta:page-count="1" meta:paragraph-count="32" meta:word-count="170" meta:character-count="837" meta:non-whitespace-character-count="699"/>
    <meta:generator>LibreOffice/7.5.9.2$Linux_X86_64 LibreOffice_project/50$Build-2</meta:generator>
  </office:meta>
</office:document-meta>
</file>